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0f1d" officeooo:paragraph-rsid="00050f1d" style:font-weight-asian="bold" style:font-weight-complex="bold"/>
    </style:style>
    <style:style style:name="P2" style:family="paragraph" style:parent-style-name="Standard">
      <style:text-properties fo:font-weight="bold" officeooo:rsid="00050f1d" officeooo:paragraph-rsid="00060302" style:font-weight-asian="bold" style:font-weight-complex="bold"/>
    </style:style>
    <style:style style:name="P3" style:family="paragraph" style:parent-style-name="Standard">
      <style:text-properties fo:font-weight="bold" officeooo:rsid="00050f1d" officeooo:paragraph-rsid="0006a554" style:font-weight-asian="bold" style:font-weight-complex="bold"/>
    </style:style>
    <style:style style:name="P4" style:family="paragraph" style:parent-style-name="Standard">
      <style:text-properties fo:font-weight="bold" officeooo:rsid="00050f1d" officeooo:paragraph-rsid="00084609" style:font-weight-asian="bold" style:font-weight-complex="bold"/>
    </style:style>
    <style:style style:name="P5" style:family="paragraph" style:parent-style-name="Standard">
      <style:text-properties fo:font-weight="bold" officeooo:rsid="000c19ed" officeooo:paragraph-rsid="000c19ed" style:font-weight-asian="bold" style:font-weight-complex="bold"/>
    </style:style>
    <style:style style:name="P6" style:family="paragraph" style:parent-style-name="Standard">
      <style:text-properties fo:font-weight="normal" officeooo:rsid="00050f1d" officeooo:paragraph-rsid="00050f1d" style:font-weight-asian="normal" style:font-weight-complex="normal"/>
    </style:style>
    <style:style style:name="P7" style:family="paragraph" style:parent-style-name="Standard">
      <style:text-properties fo:font-weight="normal" officeooo:rsid="00050f1d" officeooo:paragraph-rsid="00060302" style:font-weight-asian="normal" style:font-weight-complex="normal"/>
    </style:style>
    <style:style style:name="P8" style:family="paragraph" style:parent-style-name="Standard">
      <style:text-properties fo:font-weight="normal" officeooo:rsid="00050f1d" officeooo:paragraph-rsid="0008116f" style:font-weight-asian="normal" style:font-weight-complex="normal"/>
    </style:style>
    <style:style style:name="P9" style:family="paragraph" style:parent-style-name="Standard">
      <style:text-properties fo:font-weight="normal" officeooo:rsid="00050f1d" officeooo:paragraph-rsid="00084609" style:font-weight-asian="normal" style:font-weight-complex="normal"/>
    </style:style>
    <style:style style:name="P10" style:family="paragraph" style:parent-style-name="Standard">
      <style:text-properties fo:font-weight="normal" officeooo:rsid="000a3b01" officeooo:paragraph-rsid="000a3b01" style:font-weight-asian="normal" style:font-weight-complex="normal"/>
    </style:style>
    <style:style style:name="P11" style:family="paragraph" style:parent-style-name="Standard">
      <style:text-properties fo:font-weight="normal" officeooo:rsid="000c19ed" officeooo:paragraph-rsid="000c19ed" style:font-weight-asian="normal" style:font-weight-complex="normal"/>
    </style:style>
    <style:style style:name="P12" style:family="paragraph" style:parent-style-name="Standard">
      <style:text-properties fo:font-weight="normal" officeooo:rsid="0015a66d" officeooo:paragraph-rsid="0015a66d" style:font-weight-asian="normal" style:font-weight-complex="normal"/>
    </style:style>
    <style:style style:name="P13" style:family="paragraph" style:parent-style-name="Standard">
      <style:text-properties fo:font-weight="normal" officeooo:rsid="0015bed4" officeooo:paragraph-rsid="0015bed4" style:font-weight-asian="normal" style:font-weight-complex="normal"/>
    </style:style>
    <style:style style:name="P14" style:family="paragraph" style:parent-style-name="Standard">
      <style:text-properties officeooo:paragraph-rsid="00050f1d"/>
    </style:style>
    <style:style style:name="P15" style:family="paragraph" style:parent-style-name="Standard">
      <style:text-properties fo:font-size="14pt" fo:font-weight="bold" officeooo:rsid="00050f1d" officeooo:paragraph-rsid="00050f1d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paragraph-rsid="00060302"/>
    </style:style>
    <style:style style:name="P17" style:family="paragraph" style:parent-style-name="Standard">
      <style:text-properties officeooo:paragraph-rsid="0006a554"/>
    </style:style>
    <style:style style:name="P18" style:family="paragraph" style:parent-style-name="Standard">
      <style:text-properties officeooo:paragraph-rsid="00084609"/>
    </style:style>
    <style:style style:name="T1" style:family="text">
      <style:text-properties fo:font-weight="bold" officeooo:rsid="00050f1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0f1d" style:font-weight-asian="normal" style:font-weight-complex="normal"/>
    </style:style>
    <style:style style:name="T4" style:family="text">
      <style:text-properties fo:font-weight="normal" officeooo:rsid="00060302" style:font-weight-asian="normal" style:font-weight-complex="normal"/>
    </style:style>
    <style:style style:name="T5" style:family="text">
      <style:text-properties fo:font-weight="normal" officeooo:rsid="0006a554" style:font-weight-asian="normal" style:font-weight-complex="normal"/>
    </style:style>
    <style:style style:name="T6" style:family="text">
      <style:text-properties fo:font-weight="normal" officeooo:rsid="00084609" style:font-weight-asian="normal" style:font-weight-complex="normal"/>
    </style:style>
    <style:style style:name="T7" style:family="text">
      <style:text-properties fo:font-weight="normal" officeooo:rsid="000a3b01" style:font-weight-asian="normal" style:font-weight-complex="normal"/>
    </style:style>
    <style:style style:name="T8" style:family="text">
      <style:text-properties style:font-name="DejaVu Sans Mono" fo:font-size="12pt" style:font-size-asian="10.5pt" style:font-size-complex="12pt"/>
    </style:style>
    <style:style style:name="T9" style:family="text">
      <style:text-properties style:font-name="DejaVu Sans Mono" fo:font-size="12pt" officeooo:rsid="0008116f" style:font-size-asian="10.5pt" style:font-size-complex="12pt"/>
    </style:style>
    <style:style style:name="T10" style:family="text">
      <style:text-properties style:font-name="DejaVu Sans Mono"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5">Test Evidence</text:p>
      <text:p text:style-name="P1"/>
      <text:p text:style-name="P14"><text:span text:style-name="T1">Purpose:</text:span><text:span text:style-name="T3"> Test ‘ls’</text:span></text:p>
      <text:p text:style-name="P1">Output: </text:p>
      <text:p text:style-name="P1"><text:span text:style-name="T10">/home/connor/ict374/assignment2/Linux_Shell:azshell&gt; <text:s/>ls</text:span></text:p>
      <text:p text:style-name="P6"><text:span text:style-name="T8">azshell <text:s/>bin <text:s/>Makefile<text:tab/>README.md <text:s/>src</text:span></text:p>
      <text:p text:style-name="P6"><text:span text:style-name="T8">/home/connor/ict374/assignment2/Linux_Shell:azshell&gt; <text:s/></text:span></text:p>
      <text:p text:style-name="P1">Achieved: <text:span text:style-name="T2">‘ls’ works</text:span></text:p>
      <text:p text:style-name="P1"><text:span text:style-name="T2"/></text:p>
      <text:p text:style-name="P14"><text:span text:style-name="T1">Purpose:</text:span><text:span text:style-name="T3"> Test ‘ps’</text:span></text:p>
      <text:p text:style-name="P1">Output: </text:p>
      <text:p text:style-name="P6"><text:span text:style-name="T8">/home/connor/ict374/assignment2/Linux_Shell:azshell&gt; <text:s/>ps</text:span></text:p>
      <text:p text:style-name="P6"><text:span text:style-name="T8"><text:s text:c="4"/>PID TTY <text:s text:c="9"/>TIME CMD</text:span></text:p>
      <text:p text:style-name="P6"><text:span text:style-name="T8"><text:s text:c="3"/>2869 pts/0 <text:s text:c="3"/>00:00:00 bash</text:span></text:p>
      <text:p text:style-name="P6"><text:span text:style-name="T8"><text:s text:c="3"/>7562 pts/0 <text:s text:c="3"/>00:00:00 azshell</text:span></text:p>
      <text:p text:style-name="P6"><text:span text:style-name="T8"><text:s text:c="3"/>7705 pts/0 <text:s text:c="3"/>00:00:00 azshell</text:span></text:p>
      <text:p text:style-name="P6"><text:span text:style-name="T8"><text:s text:c="3"/>8643 pts/0 <text:s text:c="3"/>00:00:00 ps</text:span></text:p>
      <text:p text:style-name="P6"><text:span text:style-name="T8">/home/connor/ict374/assignment2/Linux_Shell:azshell&gt; <text:s/></text:span></text:p>
      <text:p text:style-name="P1">Achieved:<text:span text:style-name="T2"> ‘ps’ works</text:span></text:p>
      <text:p text:style-name="P1"><text:span text:style-name="T2"/></text:p>
      <text:p text:style-name="P14"><text:span text:style-name="T1">Purpose:</text:span><text:span text:style-name="T3"> Test ‘prompt’</text:span></text:p>
      <text:p text:style-name="P1">Output: </text:p>
      <text:p text:style-name="P6"><text:span text:style-name="T8">/home/connor/ict374/assignment2/Linux_Shell:azshell&gt; <text:s/>prompt myshell</text:span></text:p>
      <text:p text:style-name="P6"><text:span text:style-name="T8">/home/connor/ict374/assignment2/Linux_Shell:myshell </text:span></text:p>
      <text:p text:style-name="P1">Achieved: <text:span text:style-name="T2">‘prompt’ works</text:span></text:p>
      <text:p text:style-name="P1"><text:span text:style-name="T2"/></text:p>
      <text:p text:style-name="P14"><text:span text:style-name="T1">Purpose:</text:span><text:span text:style-name="T3"> Test ‘cd’</text:span></text:p>
      <text:p text:style-name="P1">Output: </text:p>
      <text:p text:style-name="P6"><text:span text:style-name="T8">/home/connor/ict374/assignment2/Linux_Shell:myshell cd /tmp</text:span></text:p>
      <text:p text:style-name="P6"><text:span text:style-name="T8">/tmp:myshell <text:s/></text:span></text:p>
      <text:p text:style-name="P1">Achieved:<text:span text:style-name="T2"> ‘cd’ works</text:span></text:p>
      <text:p text:style-name="P1"><text:span text:style-name="T2"/></text:p>
      <text:p text:style-name="P14"><text:span text:style-name="T1">Purpose:</text:span><text:span text:style-name="T3"> Test ‘cd’</text:span></text:p>
      <text:p text:style-name="P1">Output: </text:p>
      <text:p text:style-name="P6"><text:span text:style-name="T8">/home/connor/ict374/assignment2/Linux_Shell:myshell cd /tmp</text:span></text:p>
      <text:p text:style-name="P6"><text:span text:style-name="T8">/tmp:myshell cd</text:span></text:p>
      <text:p text:style-name="P6"><text:span text:style-name="T8">/home/connor:myshell cd ..</text:span></text:p>
      <text:p text:style-name="P6"><text:span text:style-name="T8">/home:myshell </text:span></text:p>
      <text:p text:style-name="P1">Achieved:<text:span text:style-name="T2"> ‘cd’ works</text:span></text:p>
      <text:p text:style-name="P1"><text:span text:style-name="T2"/></text:p>
      <text:p text:style-name="P16"><text:span text:style-name="T1">Purpose:</text:span><text:span text:style-name="T3"> Test ‘</text:span><text:span text:style-name="T4">long commands</text:span><text:span text:style-name="T3">’</text:span></text:p>
      <text:p text:style-name="P2">Output: </text:p>
      <text:p text:style-name="P7"><text:span text:style-name="T8">/home/connor/ict374/assignment2/Linux_Shell:azshell&gt; <text:s/>ls -l -t abc</text:span></text:p>
      <text:p text:style-name="P7"><text:span text:style-name="T8">-rwxrwxr-x 1 connor connor 0 Oct 28 23:40 abc</text:span></text:p>
      <text:p text:style-name="P7"><text:span text:style-name="T8">/home/connor/ict374/assignment2/Linux_Shell:azshell&gt; <text:s/>./show a <text:s/>bb <text:s/>ccc <text:s/>dddd 1 <text:s/>22 <text:s/>333 <text:s/>4444 <text:s/>555555</text:span></text:p>
      <text:p text:style-name="P7"><text:span text:style-name="T8">Command line arguments: <text:s/>10</text:span></text:p>
      <text:p text:style-name="P7"><text:span text:style-name="T8">Command line argument 0: <text:s text:c="2"/>./show</text:span></text:p>
      <text:p text:style-name="P7"><text:soft-page-break/><text:span text:style-name="T8">Command line argument 1: <text:s text:c="2"/>a</text:span></text:p>
      <text:p text:style-name="P7"><text:span text:style-name="T8">Command line argument 2: <text:s text:c="2"/>bb</text:span></text:p>
      <text:p text:style-name="P7"><text:span text:style-name="T8">Command line argument 3: <text:s text:c="2"/>ccc</text:span></text:p>
      <text:p text:style-name="P7"><text:span text:style-name="T8">Command line argument 4: <text:s text:c="2"/>dddd</text:span></text:p>
      <text:p text:style-name="P7"><text:span text:style-name="T8">Command line argument 5: <text:s text:c="2"/>1</text:span></text:p>
      <text:p text:style-name="P7"><text:span text:style-name="T8">Command line argument 6: <text:s text:c="2"/>22</text:span></text:p>
      <text:p text:style-name="P7"><text:span text:style-name="T8">Command line argument 7: <text:s text:c="2"/>333</text:span></text:p>
      <text:p text:style-name="P7"><text:span text:style-name="T8">Command line argument 8: <text:s text:c="2"/>4444</text:span></text:p>
      <text:p text:style-name="P7"><text:span text:style-name="T8">Command line argument 9: <text:s text:c="2"/>555555</text:span></text:p>
      <text:p text:style-name="P7"><text:span text:style-name="T8">/home/connor/ict374/assignment2/Linux_Shell:azshell&gt; <text:s/>./show <text:s/>a b c d e f g h I j k l m n o p q r s t u v w x y z 1 2 3 4 5 6 7 8 9 10 11 12 13 14 15 16 17 18 20 abc123xyz</text:span></text:p>
      <text:p text:style-name="P7"><text:span text:style-name="T8">Command line arguments: <text:s/>47</text:span></text:p>
      <text:p text:style-name="P7"><text:span text:style-name="T8">Command line argument 0: <text:s text:c="2"/>./show</text:span></text:p>
      <text:p text:style-name="P7"><text:span text:style-name="T8">Command line argument 1: <text:s text:c="2"/>a</text:span></text:p>
      <text:p text:style-name="P7"><text:span text:style-name="T8">Command line argument 2: <text:s text:c="2"/>b</text:span></text:p>
      <text:p text:style-name="P7"><text:span text:style-name="T8">Command line argument 3: <text:s text:c="2"/>c</text:span></text:p>
      <text:p text:style-name="P7"><text:span text:style-name="T8">Command line argument 4: <text:s text:c="2"/>d</text:span></text:p>
      <text:p text:style-name="P7"><text:span text:style-name="T8">Command line argument 5: <text:s text:c="2"/>e</text:span></text:p>
      <text:p text:style-name="P7"><text:span text:style-name="T8">Command line argument 6: <text:s text:c="2"/>f</text:span></text:p>
      <text:p text:style-name="P7"><text:span text:style-name="T8">Command line argument 7: <text:s text:c="2"/>g</text:span></text:p>
      <text:p text:style-name="P7"><text:span text:style-name="T8">Command line argument 8: <text:s text:c="2"/>h</text:span></text:p>
      <text:p text:style-name="P7"><text:span text:style-name="T8">Command line argument 9: <text:s text:c="2"/>I</text:span></text:p>
      <text:p text:style-name="P7"><text:span text:style-name="T8">Command line argument 10: <text:s text:c="2"/>j</text:span></text:p>
      <text:p text:style-name="P7"><text:span text:style-name="T8">Command line argument 11: <text:s text:c="2"/>k</text:span></text:p>
      <text:p text:style-name="P7"><text:span text:style-name="T8">Command line argument 12: <text:s text:c="2"/>l</text:span></text:p>
      <text:p text:style-name="P7"><text:span text:style-name="T8">Command line argument 13: <text:s text:c="2"/>m</text:span></text:p>
      <text:p text:style-name="P7"><text:span text:style-name="T8">Command line argument 14: <text:s text:c="2"/>n</text:span></text:p>
      <text:p text:style-name="P7"><text:span text:style-name="T8">Command line argument 15: <text:s text:c="2"/>o</text:span></text:p>
      <text:p text:style-name="P7"><text:span text:style-name="T8">Command line argument 16: <text:s text:c="2"/>p</text:span></text:p>
      <text:p text:style-name="P7"><text:span text:style-name="T8">Command line argument 17: <text:s text:c="2"/>q</text:span></text:p>
      <text:p text:style-name="P7"><text:span text:style-name="T8">Command line argument 18: <text:s text:c="2"/>r</text:span></text:p>
      <text:p text:style-name="P7"><text:span text:style-name="T8">Command line argument 19: <text:s text:c="2"/>s</text:span></text:p>
      <text:p text:style-name="P7"><text:span text:style-name="T8">Command line argument 20: <text:s text:c="2"/>t</text:span></text:p>
      <text:p text:style-name="P7"><text:span text:style-name="T8">Command line argument 21: <text:s text:c="2"/>u</text:span></text:p>
      <text:p text:style-name="P7"><text:span text:style-name="T8">Command line argument 22: <text:s text:c="2"/>v</text:span></text:p>
      <text:p text:style-name="P7"><text:span text:style-name="T8">Command line argument 23: <text:s text:c="2"/>w</text:span></text:p>
      <text:p text:style-name="P7"><text:span text:style-name="T8">Command line argument 24: <text:s text:c="2"/>x</text:span></text:p>
      <text:p text:style-name="P7"><text:span text:style-name="T8">Command line argument 25: <text:s text:c="2"/>y</text:span></text:p>
      <text:p text:style-name="P7"><text:span text:style-name="T8">Command line argument 26: <text:s text:c="2"/>z</text:span></text:p>
      <text:p text:style-name="P7"><text:span text:style-name="T8">Command line argument 27: <text:s text:c="2"/>1</text:span></text:p>
      <text:p text:style-name="P7"><text:span text:style-name="T8">Command line argument 28: <text:s text:c="2"/>2</text:span></text:p>
      <text:p text:style-name="P7"><text:span text:style-name="T8">Command line argument 29: <text:s text:c="2"/>3</text:span></text:p>
      <text:p text:style-name="P7"><text:span text:style-name="T8">Command line argument 30: <text:s text:c="2"/>4</text:span></text:p>
      <text:p text:style-name="P7"><text:span text:style-name="T8">Command line argument 31: <text:s text:c="2"/>5</text:span></text:p>
      <text:p text:style-name="P7"><text:span text:style-name="T8">Command line argument 32: <text:s text:c="2"/>6</text:span></text:p>
      <text:p text:style-name="P7"><text:span text:style-name="T8">Command line argument 33: <text:s text:c="2"/>7</text:span></text:p>
      <text:p text:style-name="P7"><text:span text:style-name="T8">Command line argument 34: <text:s text:c="2"/>8</text:span></text:p>
      <text:p text:style-name="P7"><text:span text:style-name="T8">Command line argument 35: <text:s text:c="2"/>9</text:span></text:p>
      <text:p text:style-name="P7"><text:span text:style-name="T8">Command line argument 36: <text:s text:c="2"/>10</text:span></text:p>
      <text:p text:style-name="P7"><text:span text:style-name="T8">Command line argument 37: <text:s text:c="2"/>11</text:span></text:p>
      <text:p text:style-name="P7"><text:span text:style-name="T8">Command line argument 38: <text:s text:c="2"/>12</text:span></text:p>
      <text:p text:style-name="P7"><text:soft-page-break/><text:span text:style-name="T8">Command line argument 39: <text:s text:c="2"/>13</text:span></text:p>
      <text:p text:style-name="P7"><text:span text:style-name="T8">Command line argument 40: <text:s text:c="2"/>14</text:span></text:p>
      <text:p text:style-name="P7"><text:span text:style-name="T8">Command line argument 41: <text:s text:c="2"/>15</text:span></text:p>
      <text:p text:style-name="P7"><text:span text:style-name="T8">Command line argument 42: <text:s text:c="2"/>16</text:span></text:p>
      <text:p text:style-name="P7"><text:span text:style-name="T8">Command line argument 43: <text:s text:c="2"/>17</text:span></text:p>
      <text:p text:style-name="P7"><text:span text:style-name="T8">Command line argument 44: <text:s text:c="2"/>18</text:span></text:p>
      <text:p text:style-name="P7"><text:span text:style-name="T8">Command line argument 45: <text:s text:c="2"/>20</text:span></text:p>
      <text:p text:style-name="P7"><text:span text:style-name="T8">Command line argument 46: <text:s text:c="2"/>abc123xyz</text:span></text:p>
      <text:p text:style-name="P7"><text:span text:style-name="T8">/home/connor/ict374/assignment2/Linux_Shell:azshell&gt; <text:s/></text:span></text:p>
      <text:p text:style-name="P2">Achieved: <text:span text:style-name="T2">‘</text:span><text:span text:style-name="T4">long commands</text:span><text:span text:style-name="T2">’ work</text:span></text:p>
      <text:p text:style-name="P2"><text:span text:style-name="T2"/></text:p>
      <text:p text:style-name="P16"><text:span text:style-name="T1">Purpose:</text:span><text:span text:style-name="T3"> Test ‘</text:span><text:span text:style-name="T4">sequential processing</text:span><text:span text:style-name="T3">’</text:span></text:p>
      <text:p text:style-name="P2">Output: </text:p>
      <text:p text:style-name="P7"><text:span text:style-name="T8">/home/connor/ict374/assignment2/Linux_Shell:azshell&gt; <text:s/>sleep 10 <text:s/>; <text:s/>echo hello</text:span></text:p>
      <text:p text:style-name="P7"><text:span text:style-name="T8">hello</text:span></text:p>
      <text:p text:style-name="P7"><text:span text:style-name="T8">/home/connor/ict374/assignment2/Linux_Shell:azshell&gt; <text:s/>sleep 10 <text:s/>; <text:s/>ls -l</text:span></text:p>
      <text:p text:style-name="P7"><text:span text:style-name="T8">total 152</text:span></text:p>
      <text:p text:style-name="P7"><text:span text:style-name="T8">-rwxrwxr-x 1 connor connor <text:s text:c="5"/>0 Oct 28 23:40 abc</text:span></text:p>
      <text:p text:style-name="P7"><text:span text:style-name="T8">-rwxrwxr-x 1 connor connor 137784 Oct 30 00:24 azshell</text:span></text:p>
      <text:p text:style-name="P7"><text:span text:style-name="T8">drwxrwxr-x 3 connor connor <text:s text:c="2"/>4096 Oct 29 17:33 bin</text:span></text:p>
      <text:p text:style-name="P7"><text:span text:style-name="T8">-rw-rw-r-- 1 connor connor <text:s text:c="2"/>1435 Oct 29 15:50 Makefile</text:span></text:p>
      <text:p text:style-name="P7"><text:span text:style-name="T8">-rw-rw-r-- 1 connor connor <text:s text:c="4"/>80 Oct 28 22:38 README.md</text:span></text:p>
      <text:p text:style-name="P7"><text:span text:style-name="T8">drwxrwxr-x 6 connor connor <text:s text:c="2"/>4096 Oct 29 20:23 src</text:span></text:p>
      <text:p text:style-name="P7"><text:span text:style-name="T8">/home/connor/ict374/assignment2/Linux_Shell:azshell&gt; <text:s/>sleep 10 <text:s/>; <text:s/>echo hello1 <text:s/>; <text:s text:c="2"/>sleep 10 ; <text:s/>echo hello2</text:span></text:p>
      <text:p text:style-name="P7"><text:span text:style-name="T8">hello1</text:span></text:p>
      <text:p text:style-name="P7"><text:span text:style-name="T8">hello2</text:span></text:p>
      <text:p text:style-name="P7"><text:span text:style-name="T8">/home/connor/ict374/assignment2/Linux_Shell:azshell&gt; <text:s/></text:span></text:p>
      <text:p text:style-name="P2">Achieved: <text:span text:style-name="T2">‘</text:span><text:span text:style-name="T5">sequeential processing’</text:span><text:span text:style-name="T2"> works</text:span></text:p>
      <text:p text:style-name="P2"><text:span text:style-name="T2"/></text:p>
      <text:p text:style-name="P17"><text:span text:style-name="T1">Purpose:</text:span><text:span text:style-name="T3"> Test ‘</text:span><text:span text:style-name="T5">concurrent </text:span><text:span text:style-name="T4">processing</text:span><text:span text:style-name="T3">’</text:span></text:p>
      <text:p text:style-name="P3">Output: </text:p>
      <text:p text:style-name="P8"><text:span text:style-name="T8">/home/connor/ict374/assignment2/Linux_Shell:azshell&gt; <text:s/>echo hello <text:s/>&amp; <text:s text:c="2"/>echo <text:s/>world</text:span></text:p>
      <text:p text:style-name="P8"><text:span text:style-name="T8">world</text:span></text:p>
      <text:p text:style-name="P8"><text:span text:style-name="T8">hello</text:span></text:p>
      <text:p text:style-name="P8"><text:span text:style-name="T8">/home/connor/ict374/assignment2/Linux_Shell:azshell&gt; <text:s/>sleep 10 <text:s/>&amp; <text:s/>echo hello</text:span></text:p>
      <text:p text:style-name="P8"><text:span text:style-name="T8">hello</text:span></text:p>
      <text:p text:style-name="P8"><text:span text:style-name="T8">/home/connor/ict374/assignment2/Linux_Shell:azshell&gt; <text:s/>ps <text:s/>&amp; <text:s text:c="2"/>ls</text:span></text:p>
      <text:p text:style-name="P8"><text:span text:style-name="T8">abc <text:s/>azshell <text:s/>bin <text:s/>Makefile <text:s/>README.md<text:tab/>src</text:span></text:p>
      <text:p text:style-name="P8"><text:span text:style-name="T8"><text:s text:c="4"/>PID TTY <text:s text:c="9"/>TIME CMD</text:span></text:p>
      <text:p text:style-name="P8"><text:span text:style-name="T8"><text:s text:c="3"/>2869 pts/0 <text:s text:c="3"/>00:00:00 bash</text:span></text:p>
      <text:p text:style-name="P8"><text:span text:style-name="T8"><text:s text:c="3"/>7562 pts/0 <text:s text:c="3"/>00:00:00 azshell</text:span></text:p>
      <text:p text:style-name="P8"><text:span text:style-name="T8"><text:s text:c="3"/>8858 pts/0 <text:s text:c="3"/>00:00:00 azshell</text:span></text:p>
      <text:p text:style-name="P8"><text:span text:style-name="T8"><text:s text:c="3"/>9854 pts/0 <text:s text:c="3"/>00:00:00 azshell</text:span></text:p>
      <text:p text:style-name="P8"><text:span text:style-name="T8"><text:s text:c="3"/>9856 pts/0 <text:s text:c="3"/>00:00:00 ps</text:span></text:p>
      <text:p text:style-name="P8"><text:span text:style-name="T8">/home/connor/ict374/assignment2/Linux_Shell:azshell&gt; <text:s/>echo ps-command &amp; <text:s/>ps <text:s text:c="2"/>&amp; <text:s text:c="2"/>echo ls-command <text:s/>&amp; <text:s/>ls -l</text:span></text:p>
      <text:p text:style-name="P8"><text:span text:style-name="T8">ps-command</text:span></text:p>
      <text:p text:style-name="P8"><text:soft-page-break/><text:span text:style-name="T8">ls-command</text:span></text:p>
      <text:p text:style-name="P8"><text:span text:style-name="T8">total 152</text:span></text:p>
      <text:p text:style-name="P8"><text:span text:style-name="T8">-rwxrwxr-x 1 connor connor <text:s text:c="5"/>0 Oct 28 23:40 abc</text:span></text:p>
      <text:p text:style-name="P8"><text:span text:style-name="T8">-rwxrwxr-x 1 connor connor 137784 Oct 30 00:24 azshell</text:span></text:p>
      <text:p text:style-name="P8"><text:span text:style-name="T8">drwxrwxr-x 3 connor connor <text:s text:c="2"/>4096 Oct 29 17:33 bin</text:span></text:p>
      <text:p text:style-name="P8"><text:span text:style-name="T8">-rw-rw-r-- 1 connor connor <text:s text:c="2"/>1435 Oct 29 15:50 Makefile</text:span></text:p>
      <text:p text:style-name="P8"><text:span text:style-name="T8">-rw-rw-r-- 1 connor connor <text:s text:c="4"/>80 Oct 28 22:38 README.md</text:span></text:p>
      <text:p text:style-name="P8"><text:span text:style-name="T8">drwxrwxr-x 6 connor connor <text:s text:c="2"/>4096 Oct 29 20:23 src</text:span></text:p>
      <text:p text:style-name="P8"><text:span text:style-name="T8"><text:s text:c="4"/>PID TTY <text:s text:c="9"/>TIME CMD</text:span></text:p>
      <text:p text:style-name="P8"><text:span text:style-name="T8"><text:s text:c="3"/>2869 pts/0 <text:s text:c="3"/>00:00:00 bash</text:span></text:p>
      <text:p text:style-name="P8"><text:span text:style-name="T8"><text:s text:c="3"/>7562 pts/0 <text:s text:c="3"/>00:00:00 azshell</text:span></text:p>
      <text:p text:style-name="P8"><text:span text:style-name="T8"><text:s text:c="3"/>8858 pts/0 <text:s text:c="3"/>00:00:00 azshell</text:span></text:p>
      <text:p text:style-name="P8"><text:span text:style-name="T8"><text:s text:c="3"/>9860 pts/0 <text:s text:c="3"/>00:00:00 azshell</text:span></text:p>
      <text:p text:style-name="P8"><text:span text:style-name="T8"><text:s text:c="3"/>9864 pts/0 <text:s text:c="3"/>00:00:00 ps</text:span></text:p>
      <text:p text:style-name="P8"><text:span text:style-name="T8">/home/connor/ict374/assignment2/Linux_Shell:azshell&gt; <text:s/>sleep 10 <text:s/>&amp;</text:span></text:p>
      <text:p text:style-name="P8"><text:span text:style-name="T8">/home/connor/ict374/assignment2/Linux_Shell:azshell&gt; <text:s text:c="3"/></text:span></text:p>
      <text:p text:style-name="P3">Achieved: <text:span text:style-name="T2">‘</text:span><text:span text:style-name="T6">concurrent</text:span><text:span text:style-name="T5"> processing’</text:span><text:span text:style-name="T2"> works</text:span></text:p>
      <text:p text:style-name="P3"><text:span text:style-name="T2"/></text:p>
      <text:p text:style-name="P18"><text:span text:style-name="T1">Purpose:</text:span><text:span text:style-name="T3"> Test ‘</text:span><text:span text:style-name="T6">output redirection</text:span><text:span text:style-name="T3">’</text:span></text:p>
      <text:p text:style-name="P4">Output: </text:p>
      <text:p text:style-name="P9"><text:span text:style-name="T9">/home/connor/ict374/assignment2/Linux_Shell:azshell&gt; <text:s/>ls <text:s/>-l <text:s/>&gt; <text:s/>/tmp/junk</text:span></text:p>
      <text:p text:style-name="P9"><text:span text:style-name="T9">/home/connor/ict374/assignment2/Linux_Shell:azshell&gt; <text:s/>echo this is a test &gt; /tmp/foo</text:span></text:p>
      <text:p text:style-name="P9"><text:span text:style-name="T9">/home/connor/ict374/assignment2/Linux_Shell:azshell&gt; <text:s/>cat <text:s/>/tmp/foo &gt; <text:s/>/tmp/junk2</text:span></text:p>
      <text:p text:style-name="P9"><text:span text:style-name="T9">/home/connor/ict374/assignment2/Linux_Shell:azshell&gt; <text:s/></text:span></text:p>
      <text:p text:style-name="P9"><text:span text:style-name="T9"/></text:p>
      <text:p text:style-name="P10"><text:span text:style-name="T9">I</text:span><text:span text:style-name="T8">n ‘junk’</text:span></text:p>
      <text:p text:style-name="P10"><text:span text:style-name="T8">total 172</text:span></text:p>
      <text:p text:style-name="P10"><text:span text:style-name="T8">-rwxrwxr-x 1 connor connor <text:s text:c="5"/>0 Oct 28 23:40 abc</text:span></text:p>
      <text:p text:style-name="P10"><text:span text:style-name="T8">-rwxrwxr-x 1 connor connor 137840 Oct 30 02:12 azshell</text:span></text:p>
      <text:p text:style-name="P10"><text:span text:style-name="T8">drwxrwxr-x 3 connor connor <text:s text:c="2"/>4096 Oct 29 17:33 bin</text:span></text:p>
      <text:p text:style-name="P10"><text:span text:style-name="T8">-rw-rw-r-- 1 connor connor <text:s/>19202 Oct 30 01:30 documentation.odt</text:span></text:p>
      <text:p text:style-name="P10"><text:span text:style-name="T8">-rw-rw-r-- 1 connor connor <text:s text:c="2"/>1435 Oct 29 15:50 Makefile</text:span></text:p>
      <text:p text:style-name="P10"><text:span text:style-name="T8">-rw-rw-r-- 1 connor connor <text:s text:c="4"/>80 Oct 28 22:38 README.md</text:span></text:p>
      <text:p text:style-name="P10"><text:span text:style-name="T8">drwxrwxr-x 6 connor connor <text:s text:c="2"/>4096 Oct 30 02:10 src</text:span></text:p>
      <text:p text:style-name="P10"><text:span text:style-name="T8"/></text:p>
      <text:p text:style-name="P10"><text:span text:style-name="T8">In ‘junk2’</text:span></text:p>
      <text:p text:style-name="P10"><text:span text:style-name="T8">this is a test</text:span></text:p>
      <text:p text:style-name="P9"><text:span text:style-name="T9"/></text:p>
      <text:p text:style-name="P4">Achieved:<text:span text:style-name="T2"> ‘</text:span><text:span text:style-name="T6">output redirection</text:span><text:span text:style-name="T5">’</text:span><text:span text:style-name="T2"> wor</text:span><text:span text:style-name="T7">ks</text:span></text:p>
      <text:p text:style-name="P4"><text:span text:style-name="T2"/></text:p>
      <text:p text:style-name="P5">NOT COMPLETE:</text:p>
      <text:p text:style-name="P12">wildcards<text:tab/><text:tab/>5</text:p>
      <text:p text:style-name="P11">input redirection<text:tab/>5</text:p>
      <text:p text:style-name="P11">Pipes<text:tab/><text:tab/><text:tab/>5</text:p>
      <text:p text:style-name="P11">Long pipes<text:tab/><text:tab/>5</text:p>
      <text:p text:style-name="P11">Combinations<text:tab/><text:tab/>10</text:p>
      <text:p text:style-name="P11">Signals<text:tab/><text:tab/><text:tab/>5</text:p>
      <text:p text:style-name="P13">slow system calls <text:tab/>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00:46:04.099946463</meta:creation-date>
    <dc:date>2020-10-30T02:25:52.183872386</dc:date>
    <meta:editing-duration>PT1H5M19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4" meta:paragraph-count="178" meta:word-count="831" meta:character-count="6153" meta:non-whitespace-character-count="5116"/>
  </office:meta>
</office:document-meta>
</file>